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1C052E" style:repeat-content="false"/>
      <style:paragraph-properties fo:text-align="center"/>
      <style:text-properties fo:color="#FFFFFF" fo:font-size="13pt" style:font-size-asian="13pt" style:font-size-complex="13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1C052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111111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111111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text-underline-style="solid" style:text-underline-type="single"/>
    </style:style>
    <style:style style:name="ce1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81D41A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81D41A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9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0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1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54541666666667cm"/>
    </style:style>
    <style:style style:name="co4" style:family="table-column">
      <style:table-column-properties fo:break-before="auto" style:column-width="3.91583333333333cm"/>
    </style:style>
    <style:style style:name="co5" style:family="table-column">
      <style:table-column-properties fo:break-before="auto" style:column-width="4.55083333333333cm"/>
    </style:style>
    <style:style style:name="co6" style:family="table-column">
      <style:table-column-properties fo:break-before="auto" style:column-width="5.29166666666667cm"/>
    </style:style>
    <style:style style:name="co7" style:family="table-column">
      <style:table-column-properties fo:break-before="auto" style:column-width="6.21770833333333cm"/>
    </style:style>
    <style:style style:name="co8" style:family="table-column">
      <style:table-column-properties fo:break-before="auto" style:column-width="6.56166666666667cm"/>
    </style:style>
    <style:style style:name="co9" style:family="table-column">
      <style:table-column-properties fo:break-before="auto" style:column-width="6.746875cm"/>
    </style:style>
    <style:style style:name="co10" style:family="table-column">
      <style:table-column-properties fo:break-before="auto" style:column-width="6.82625cm"/>
    </style:style>
    <style:style style:name="co11" style:family="table-column">
      <style:table-column-properties fo:break-before="auto" style:column-width="4.70958333333333cm"/>
    </style:style>
    <style:style style:name="co12" style:family="table-column">
      <style:table-column-properties fo:break-before="auto" style:column-width="4.47145833333333cm"/>
    </style:style>
    <style:style style:name="co13" style:family="table-column">
      <style:table-column-properties fo:break-before="auto" style:column-width="4.365625cm"/>
    </style:style>
    <style:style style:name="co14" style:family="table-column">
      <style:table-column-properties fo:break-before="auto" style:column-width="2.24895833333333cm"/>
    </style:style>
    <style:style style:name="co15" style:family="table-column">
      <style:table-column-properties fo:break-before="auto" style:column-width="2.32833333333333cm"/>
    </style:style>
    <style:style style:name="ro1" style:family="table-row">
      <style:table-row-properties style:row-height="32.45pt" style:use-optimal-row-height="false" fo:break-before="auto"/>
    </style:style>
    <style:style style:name="ro2" style:family="table-row">
      <style:table-row-properties style:row-height="84.75pt" style:use-optimal-row-height="false" fo:break-before="auto"/>
    </style:style>
    <style:style style:name="ro3" style:family="table-row">
      <style:table-row-properties style:row-height="57.2pt" style:use-optimal-row-height="false" fo:break-before="auto"/>
    </style:style>
    <style:style style:name="ro4" style:family="table-row">
      <style:table-row-properties style:row-height="78.75pt" style:use-optimal-row-height="false" fo:break-before="auto"/>
    </style:style>
    <style:style style:name="ro5" style:family="table-row">
      <style:table-row-properties style:row-height="92.85pt" style:use-optimal-row-height="false" fo:break-before="auto"/>
    </style:style>
    <style:style style:name="ro6" style:family="table-row">
      <style:table-row-properties style:row-height="106.15pt" style:use-optimal-row-height="false" fo:break-before="auto"/>
    </style:style>
    <style:style style:name="ro7" style:family="table-row">
      <style:table-row-properties style:row-height="107.65pt" style:use-optimal-row-height="false" fo:break-before="auto"/>
    </style:style>
    <style:style style:name="ro8" style:family="table-row">
      <style:table-row-properties style:row-height="132.4pt" style:use-optimal-row-height="false" fo:break-before="auto"/>
    </style:style>
    <style:style style:name="ro9" style:family="table-row">
      <style:table-row-properties style:row-height="40.5pt" style:use-optimal-row-height="false" fo:break-before="auto"/>
    </style:style>
    <style:style style:name="ro10" style:family="table-row">
      <style:table-row-properties style:row-height="33pt" style:use-optimal-row-height="true" fo:break-before="auto"/>
    </style:style>
    <style:style style:name="ro11" style:family="table-row">
      <style:table-row-properties style:row-height="30pt" style:use-optimal-row-height="true" fo:break-before="auto"/>
    </style:style>
    <style:style style:name="ro12" style:family="table-row">
      <style:table-row-properties style:row-height="89.25pt" style:use-optimal-row-height="false" fo:break-before="auto"/>
    </style:style>
    <style:style style:name="ro13" style:family="table-row">
      <style:table-row-properties style:row-height="63.95pt" style:use-optimal-row-height="false" fo:break-before="auto"/>
    </style:style>
    <style:style style:name="ro14" style:family="table-row">
      <style:table-row-properties style:row-height="86.1pt" style:use-optimal-row-height="false" fo:break-before="auto"/>
    </style:style>
    <style:style style:name="ro15" style:family="table-row">
      <style:table-row-properties style:row-height="88.35pt" style:use-optimal-row-height="false" fo:break-before="auto"/>
    </style:style>
    <style:style style:name="ro16" style:family="table-row">
      <style:table-row-properties style:row-height="133.35pt" style:use-optimal-row-height="false" fo:break-before="auto"/>
    </style:style>
    <style:style style:name="ro17" style:family="table-row">
      <style:table-row-properties style:row-height="125.25pt" style:use-optimal-row-height="false" fo:break-before="auto"/>
    </style:style>
    <style:style style:name="ro18" style:family="table-row">
      <style:table-row-properties style:row-height="111.6pt" style:use-optimal-row-height="false" fo:break-before="auto"/>
    </style:style>
    <style:style style:name="ro19" style:family="table-row">
      <style:table-row-properties style:row-height="15pt" style:use-optimal-row-height="true" fo:break-before="auto"/>
    </style:style>
    <style:style style:name="ro2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4"/>
        <table:table-column table:style-name="co2" table:default-cell-style-name="ce1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011" table:default-cell-style-name="ce4"/>
        <table:table-column table:style-name="co15" table:number-columns-repeated="1536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ACTOR</text:p>
          </table:table-cell>
          <table:table-cell office:value-type="string" table:style-name="ce2">
            <text:p>NOMBRE DE <text:s/>LA PRUEBA</text:p>
          </table:table-cell>
          <table:table-cell office:value-type="string" table:style-name="ce2">
            <text:p>DESCRIPCIÓN</text:p>
          </table:table-cell>
          <table:table-cell office:value-type="string" table:style-name="ce2">
            <text:p>CASO DE USO</text:p>
          </table:table-cell>
          <table:table-cell office:value-type="string" table:style-name="ce2">
            <text:p>PRECONDICIÓN</text:p>
          </table:table-cell>
          <table:table-cell office:value-type="string" table:style-name="ce2">
            <text:p>PASOS A EJECUTAR</text:p>
          </table:table-cell>
          <table:table-cell office:value-type="string" table:style-name="ce2">
            <text:p>RESULTADO ESPERADO</text:p>
          </table:table-cell>
          <table:table-cell office:value-type="string" table:style-name="ce2">
            <text:p>ESTADO DE LA PRUEBA</text:p>
          </table:table-cell>
          <table:table-cell office:value-type="string" table:style-name="ce2">
            <text:p>RESULTADOS OBTENIDOS</text:p>
          </table:table-cell>
          <table:table-cell office:value-type="string" table:style-name="ce2">
            <text:p>ERRORES</text:p>
          </table:table-cell>
          <table:table-cell office:value-type="string" table:style-name="ce2">
            <text:p>COMENTARIOS</text:p>
          </table:table-cell>
          <table:table-cell office:value-type="string" table:style-name="ce2">
            <text:p>RESPONSABLES</text:p>
          </table:table-cell>
          <table:table-cell table:number-columns-repeated="16371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5">
            <text:p>Administrador y Operador</text:p>
          </table:table-cell>
          <table:table-cell office:value-type="string" table:style-name="ce4">
            <text:p>Agregar un usuario</text:p>
          </table:table-cell>
          <table:table-cell office:value-type="string" table:style-name="ce4">
            <text:p><text:s text:c="5"/>Login como <text:s text:c="12"/>Administrador <text:s/>y <text:s text:c="10"/>Operador.<text:s text:c="14"/></text:p>
          </table:table-cell>
          <table:table-cell office:value-type="string" table:style-name="ce4">
            <text:p>Usuarios</text:p>
          </table:table-cell>
          <table:table-cell table:style-name="ce4"/>
          <table:table-cell office:value-type="string" table:style-name="ce4">
            <text:p><text:span text:style-name="T3">Como<text:s/></text:span><text:span text:style-name="T4">administrador</text:span><text:span text:style-name="T3"><text:s/>y operador ir<text:s/></text:span><text:span text:style-name="T2">Usuarios</text:span><text:span text:style-name="T5">→<text:s/></text:span><text:span text:style-name="T6">Agregar Usuarios</text:span><text:span text:style-name="T5">→</text:span><text:span text:style-name="T7"><text:s/></text:span><text:span text:style-name="T6">Completar los campos Nombre de usuarios,contraseña, nombre, apellido,secciones y roles</text:span><text:span text:style-name="T5">→<text:s/></text:span><text:span text:style-name="T2">Click Guardar</text:span></text:p>
          </table:table-cell>
          <table:table-cell office:value-type="string" table:style-name="ce4">
            <text:p><text:span text:style-name="T8">Redireccionamiento</text:span><text:span text:style-name="T3"><text:s/></text:span><text:span text:style-name="T5">→<text:s/></text:span><text:span text:style-name="T9">Mensaje:</text:span><text:s/>“ Usuario ‘nombre de usuario’ agregado! ”</text:p>
          </table:table-cell>
          <table:table-cell table:number-columns-repeated="1016" table:style-name="ce4"/>
          <table:table-cell table:number-columns-repeated="15360"/>
        </table:table-row>
        <table:table-row table:style-name="ro3">
          <table:table-cell office:value-type="float" office:value="2" table:style-name="ce4">
            <text:p>2</text:p>
          </table:table-cell>
          <table:table-cell office:value-type="string" table:style-name="ce5">
            <text:p>Administrador y Operador</text:p>
          </table:table-cell>
          <table:table-cell office:value-type="string" table:style-name="ce4">
            <text:p>Exportar a CSV</text:p>
          </table:table-cell>
          <table:table-cell office:value-type="string" table:style-name="ce4">
            <text:p>Esta tarea debe realizarse después de la tarea 1</text:p>
          </table:table-cell>
          <table:table-cell office:value-type="string" table:style-name="ce4">
            <text:p>Usuarios</text:p>
          </table:table-cell>
          <table:table-cell table:style-name="ce4"/>
          <table:table-cell office:value-type="string" table:style-name="ce4">
            <text:p><text:span text:style-name="T3">Como<text:s/></text:span><text:span text:style-name="T4">administrador</text:span><text:span text:style-name="T3"><text:s/>y operador ir<text:s/></text:span><text:span text:style-name="T2">Usuarios</text:span><text:span text:style-name="T5">→<text:s/></text:span><text:span text:style-name="T2">Click Exportar a CSV<text:s/></text:span><text:span text:style-name="T6">Se va a descargar un archivo de texto “user.csv”</text:span></text:p>
          </table:table-cell>
          <table:table-cell office:value-type="string" table:style-name="ce4">
            <text:p><text:span text:style-name="T8">Descarga iniciada<text:s/></text:span><text:span text:style-name="T5">→<text:s/></text:span><text:span text:style-name="T3">Descarga terminada</text:span><text:span text:style-name="T5">→<text:s/></text:span><text:span text:style-name="T3">Abrir el archivo y ver al usuario creado recientemente</text:span></text:p>
          </table:table-cell>
          <table:table-cell table:number-columns-repeated="1016" table:style-name="ce4"/>
          <table:table-cell table:number-columns-repeated="15360"/>
        </table:table-row>
        <table:table-row table:style-name="ro4">
          <table:table-cell office:value-type="float" office:value="3" table:style-name="ce6">
            <text:p>3</text:p>
          </table:table-cell>
          <table:table-cell office:value-type="string" table:style-name="ce5">
            <text:p>Administrador y Operador</text:p>
          </table:table-cell>
          <table:table-cell office:value-type="string" table:style-name="ce6">
            <text:p>Login del nuevo usurario</text:p>
          </table:table-cell>
          <table:table-cell office:value-type="string" table:style-name="ce4">
            <text:p>Esta tarea debe realizarse después de la tarea 2</text:p>
          </table:table-cell>
          <table:table-cell office:value-type="string" table:style-name="ce4">
            <text:p>Usuarios</text:p>
          </table:table-cell>
          <table:table-cell table:style-name="ce4"/>
          <table:table-cell office:value-type="string" table:style-name="ce4">
            <text:p><text:span text:style-name="T3">Como administrador y operador ir<text:s/></text:span><text:span text:style-name="T5">→</text:span><text:span text:style-name="T3"><text:s/></text:span><text:span text:style-name="T8">Click en Exo Soporte Técnico</text:span><text:span text:style-name="T5">→</text:span><text:span text:style-name="T3"><text:s/></text:span><text:span text:style-name="T8">Click Cerrar Sesion</text:span><text:span text:style-name="T3"><text:s/>Ingresar el nombre de usuario y contraseña creado recientemente</text:span><text:span text:style-name="T5">→</text:span><text:s/><text:span text:style-name="T9">Click</text:span><text:s/><text:span text:style-name="T9">ENTRAR</text:span></text:p>
          </table:table-cell>
          <table:table-cell office:value-type="string" table:style-name="ce7">
            <text:p><text:span text:style-name="T8">Redireccionamiento<text:s/></text:span><text:span text:style-name="T5">→<text:s/></text:span><text:span text:style-name="T2">Inicio con éxito</text:span></text:p>
          </table:table-cell>
          <table:table-cell table:number-columns-repeated="1016" table:style-name="ce4"/>
          <table:table-cell table:number-columns-repeated="15360"/>
        </table:table-row>
        <table:table-row table:style-name="ro5">
          <table:table-cell office:value-type="float" office:value="4" table:style-name="ce4">
            <text:p>4</text:p>
          </table:table-cell>
          <table:table-cell office:value-type="string" table:style-name="ce5">
            <text:p>Administrador y Operador</text:p>
          </table:table-cell>
          <table:table-cell office:value-type="string" table:style-name="ce4">
            <text:p>Agregar un usuario con un nombre ya creado</text:p>
          </table:table-cell>
          <table:table-cell office:value-type="string" table:style-name="ce4">
            <text:p>Esta tarea debe realizarse después de la tarea 1</text:p>
          </table:table-cell>
          <table:table-cell office:value-type="string" table:style-name="ce4">
            <text:p>Usuarios</text:p>
          </table:table-cell>
          <table:table-cell office:value-type="string" table:style-name="ce4">
            <text:p>Debe existir el usuario</text:p>
          </table:table-cell>
          <table:table-cell office:value-type="string" table:style-name="ce4">
            <text:p><text:span text:style-name="T3">Como<text:s/></text:span><text:span text:style-name="T4">administrador</text:span><text:span text:style-name="T3"><text:s/>y operador ir<text:s/></text:span><text:span text:style-name="T2">Usuarios</text:span><text:span text:style-name="T5">→<text:s/></text:span><text:span text:style-name="T6">Agregar Usuarios</text:span><text:span text:style-name="T5">→</text:span><text:span text:style-name="T7"><text:s/></text:span><text:span text:style-name="T6">Completar los campos Nombre de usuarios(completar con un usuario ya creado),contraseña, nombre, apellido,secciones y roles</text:span><text:span text:style-name="T5">→<text:s/></text:span><text:span text:style-name="T2">Click Guardar</text:span></text:p>
          </table:table-cell>
          <table:table-cell office:value-type="string" table:style-name="ce4">
            <text:p><text:span text:style-name="T8">Mensaje</text:span><text:span text:style-name="T5">→</text:span><text:span text:style-name="T9"><text:s/></text:span>“ ’nombre de usuario’ ya existe</text:p>
          </table:table-cell>
          <table:table-cell table:number-columns-repeated="1016" table:style-name="ce4"/>
          <table:table-cell table:number-columns-repeated="15360"/>
        </table:table-row>
        <table:table-row table:style-name="ro6">
          <table:table-cell office:value-type="float" office:value="5" table:style-name="ce4">
            <text:p>5</text:p>
          </table:table-cell>
          <table:table-cell office:value-type="string" table:style-name="ce8">
            <text:p>Administrador y Operador</text:p>
          </table:table-cell>
          <table:table-cell office:value-type="string" table:style-name="ce4">
            <text:p>Eliminar un usuario</text:p>
          </table:table-cell>
          <table:table-cell office:value-type="string" table:style-name="ce4">
            <text:p><text:s text:c="5"/>Login como <text:s text:c="11"/>Administrador <text:s/>y <text:s text:c="13"/>Operador.<text:s text:c="14"/></text:p>
          </table:table-cell>
          <table:table-cell office:value-type="string" table:style-name="ce4">
            <text:p>Usuarios</text:p>
          </table:table-cell>
          <table:table-cell table:style-name="ce4"/>
          <table:table-cell office:value-type="string" table:style-name="ce4">
            <text:p><text:span text:style-name="T3">Como administrador y operador ir<text:s/></text:span><text:span text:style-name="T5">→<text:s/></text:span><text:span text:style-name="T8">Usuarios<text:s/></text:span><text:span text:style-name="T5">→<text:s/></text:span><text:span text:style-name="T3">En la columna de<text:s/></text:span><text:span text:style-name="T8">Acciones<text:s/></text:span><text:span text:style-name="T3">elegir la fila del usuario a eliminar y hacer<text:s/></text:span><text:span text:style-name="T8">Click Icono de “x” Remover<text:s/></text:span><text:span text:style-name="T5">→<text:s/></text:span><text:span text:style-name="T3">Cuadro de<text:s/></text:span><text:span text:style-name="T8">Advertencia</text:span><text:span text:style-name="T3"><text:s/>:¿Esta seguro que desea remover el usuario “nombre del usuario?<text:s/></text:span><text:span text:style-name="T5">→<text:s/></text:span><text:span text:style-name="T9">Click en Si o No</text:span></text:p>
          </table:table-cell>
          <table:table-cell office:value-type="string" table:style-name="ce4">
            <text:p><text:span text:style-name="T3">Si hace<text:s/></text:span><text:span text:style-name="T8">Click</text:span><text:span text:style-name="T3"><text:s/>en</text:span><text:span text:style-name="T8"><text:s/>NO<text:s/></text:span><text:span text:style-name="T5">→<text:s/></text:span><text:span text:style-name="T3">se va cerrar el cuadro de Advertencia. Si hace</text:span><text:span text:style-name="T8"><text:s/>Click</text:span><text:span text:style-name="T3"><text:s/>en<text:s/></text:span><text:span text:style-name="T8">SI<text:s/></text:span><text:span text:style-name="T5">→<text:s/></text:span>Mensaje : “El usuario ‘nombre de usuario’ ha sido removido!”</text:p>
          </table:table-cell>
          <table:table-cell table:number-columns-repeated="1016" table:style-name="ce4"/>
          <table:table-cell table:number-columns-repeated="15360"/>
        </table:table-row>
        <table:table-row table:style-name="ro7">
          <table:table-cell office:value-type="float" office:value="6" table:style-name="ce4">
            <text:p>6</text:p>
          </table:table-cell>
          <table:table-cell office:value-type="string" table:style-name="ce9">
            <text:p>Administrador y Operador</text:p>
          </table:table-cell>
          <table:table-cell office:value-type="string" table:style-name="ce4">
            <text:p>Modificar un usuario</text:p>
          </table:table-cell>
          <table:table-cell office:value-type="string" table:style-name="ce4">
            <text:p>Login como Administrador y Operador</text:p>
          </table:table-cell>
          <table:table-cell office:value-type="string" table:style-name="ce4">
            <text:p>Usuarios</text:p>
          </table:table-cell>
          <table:table-cell table:style-name="ce4"/>
          <table:table-cell office:value-type="string" table:style-name="ce4">
            <text:p><text:span text:style-name="T3">Como administrador y operador ir<text:s/></text:span><text:span text:style-name="T5">→<text:s/></text:span><text:span text:style-name="T8">Usuarios<text:s/></text:span><text:span text:style-name="T5">→<text:s/></text:span><text:span text:style-name="T3">En la columna de<text:s/></text:span><text:span text:style-name="T8">Acciones<text:s/></text:span><text:span text:style-name="T3">elegir la fila del usuario a eliminar y hacer<text:s/></text:span><text:span text:style-name="T8">Click Icono de “lapiz” Editar</text:span><text:span text:style-name="T5">→<text:s/></text:span><text:span text:style-name="T6">Editar Usuario</text:span><text:span text:style-name="T5">→<text:s/></text:span><text:span text:style-name="T2">Modifique</text:span><text:span text:style-name="T6"><text:s/>Nombre de usuario, Nombre Apellido, Secciones , Roles</text:span><text:span text:style-name="T5">→<text:s/></text:span><text:span text:style-name="T2">Click en Guardar</text:span></text:p>
          </table:table-cell>
          <table:table-cell office:value-type="string" table:style-name="ce4">
            <text:p><text:span text:style-name="T8">Redireccionamiento</text:span><text:span text:style-name="T3"><text:s/></text:span><text:span text:style-name="T5">→<text:s/></text:span><text:span text:style-name="T3">Mensaje: “ Usuario ‘nombre de usuario’ modificado! ”</text:span></text:p>
          </table:table-cell>
          <table:table-cell table:number-columns-repeated="1016" table:style-name="ce4"/>
          <table:table-cell table:number-columns-repeated="15360"/>
        </table:table-row>
        <table:table-row table:style-name="ro8">
          <table:table-cell office:value-type="float" office:value="7" table:style-name="ce4">
            <text:p>7</text:p>
          </table:table-cell>
          <table:table-cell office:value-type="string" table:style-name="ce9">
            <text:p>Administrador y Operador</text:p>
          </table:table-cell>
          <table:table-cell office:value-type="string" table:style-name="ce4">
            <text:p>Restablecer contraseña de usuario</text:p>
          </table:table-cell>
          <table:table-cell office:value-type="string" table:style-name="ce4">
            <text:p>Login como Administrador y Operador</text:p>
          </table:table-cell>
          <table:table-cell office:value-type="string" table:style-name="ce4">
            <text:p>Usuarios</text:p>
          </table:table-cell>
          <table:table-cell table:style-name="ce4"/>
          <table:table-cell office:value-type="string" table:style-name="ce4">
            <text:p><text:span text:style-name="T3">Como administrador y operador ir<text:s/></text:span><text:span text:style-name="T5">→<text:s/></text:span><text:span text:style-name="T8">Usuarios<text:s/></text:span><text:span text:style-name="T5">→<text:s/></text:span><text:span text:style-name="T3">En la columna de<text:s/></text:span><text:span text:style-name="T8">Acciones<text:s/></text:span><text:span text:style-name="T3">elegir la fila del usuario a eliminar y hacer<text:s/></text:span><text:span text:style-name="T8">Click Icono de “Flechas circular” Restablecer contraseña<text:s/></text:span><text:span text:style-name="T5">→<text:s/></text:span><text:span text:style-name="T3">Cuadro de<text:s/></text:span><text:span text:style-name="T8">Advertencia</text:span><text:span text:style-name="T3"><text:s/>:¿Esta seguro que desea restablecer la contaseña del usuario “nombre del usuario?<text:s/></text:span><text:span text:style-name="T5">→<text:s/></text:span><text:span text:style-name="T8">Click en Si o No</text:span></text:p>
          </table:table-cell>
          <table:table-cell office:value-type="string" table:style-name="ce4">
            <text:p><text:span text:style-name="T3">Si hace<text:s/></text:span><text:span text:style-name="T8">Click</text:span><text:span text:style-name="T3"><text:s/>en</text:span><text:span text:style-name="T8"><text:s/>NO<text:s/></text:span><text:span text:style-name="T5">→<text:s/></text:span><text:span text:style-name="T3">se va cerrar el cuadro de Advertencia. Si hace</text:span><text:span text:style-name="T8"><text:s/>Click</text:span><text:span text:style-name="T3"><text:s/>en<text:s/></text:span><text:span text:style-name="T8">SI<text:s/></text:span><text:span text:style-name="T5">→<text:s/></text:span><text:span text:style-name="T8">Mensaje :</text:span><text:span text:style-name="T3"><text:s/>“La nueva contraseña de ‘nombre de usuario’ es su nombre de usuario</text:span></text:p>
          </table:table-cell>
          <table:table-cell table:number-columns-repeated="1016" table:style-name="ce4"/>
          <table:table-cell table:number-columns-repeated="15360"/>
        </table:table-row>
        <table:table-row table:style-name="ro9">
          <table:table-cell table:style-name="ce4"/>
          <table:table-cell table:style-name="ce9"/>
          <table:table-cell table:number-columns-repeated="1022" table:style-name="ce4"/>
          <table:table-cell table:number-columns-repeated="15360"/>
        </table:table-row>
        <table:table-row table:style-name="ro10">
          <table:table-cell office:value-type="string" table:style-name="ce2">
            <text:p>ID</text:p>
          </table:table-cell>
          <table:table-cell office:value-type="string" table:style-name="ce3">
            <text:p>ACTOR</text:p>
          </table:table-cell>
          <table:table-cell office:value-type="string" table:style-name="ce2">
            <text:p>NOMBRE DE <text:s/>LA PRUEBA</text:p>
          </table:table-cell>
          <table:table-cell office:value-type="string" table:style-name="ce2">
            <text:p>DESCRIPCIÓN</text:p>
          </table:table-cell>
          <table:table-cell office:value-type="string" table:style-name="ce2">
            <text:p>CASO DE USO</text:p>
          </table:table-cell>
          <table:table-cell office:value-type="string" table:style-name="ce2">
            <text:p>PRECONDICIÓN</text:p>
          </table:table-cell>
          <table:table-cell office:value-type="string" table:style-name="ce2">
            <text:p>PASOS A EJECUTAR</text:p>
          </table:table-cell>
          <table:table-cell office:value-type="string" table:style-name="ce2">
            <text:p>RESULTADO ESPERADO</text:p>
          </table:table-cell>
          <table:table-cell office:value-type="string" table:style-name="ce2">
            <text:p>ESTADO DE LA PRUEBA</text:p>
          </table:table-cell>
          <table:table-cell office:value-type="string" table:style-name="ce2">
            <text:p>RESULTADOS OBTENIDOS</text:p>
          </table:table-cell>
          <table:table-cell office:value-type="string" table:style-name="ce2">
            <text:p>ERRORES</text:p>
          </table:table-cell>
          <table:table-cell office:value-type="string" table:style-name="ce2">
            <text:p>COMENTARIOS</text:p>
          </table:table-cell>
          <table:table-cell office:value-type="string" table:style-name="ce2">
            <text:p>RESPONSABLES</text:p>
          </table:table-cell>
          <table:table-cell table:number-columns-repeated="16371"/>
        </table:table-row>
        <table:table-row table:style-name="ro11">
          <table:table-cell office:value-type="float" office:value="1" table:style-name="ce4">
            <text:p>1</text:p>
          </table:table-cell>
          <table:table-cell office:value-type="string" table:style-name="ce9">
            <text:p>Administrador y Operador</text:p>
          </table:table-cell>
          <table:table-cell office:value-type="string" table:style-name="ce4">
            <text:p>Revisar la ortografía</text:p>
          </table:table-cell>
          <table:table-cell table:style-name="ce4"/>
          <table:table-cell office:value-type="string" table:style-name="ce4">
            <text:p>Roles</text:p>
          </table:table-cell>
          <table:table-cell table:style-name="ce4"/>
          <table:table-cell office:value-type="string" table:style-name="ce7">
            <text:p>Revisar la ortografía</text:p>
          </table:table-cell>
          <table:table-cell office:value-type="string" table:style-name="ce7">
            <text:p>No tenga ninguna falta de ortografía</text:p>
          </table:table-cell>
          <table:table-cell table:number-columns-repeated="1016" table:style-name="ce4"/>
          <table:table-cell table:number-columns-repeated="15360"/>
        </table:table-row>
        <table:table-row table:style-name="ro12">
          <table:table-cell office:value-type="float" office:value="2" table:style-name="ce4">
            <text:p>2</text:p>
          </table:table-cell>
          <table:table-cell office:value-type="string" table:style-name="ce9">
            <text:p>Administrador y Operador</text:p>
          </table:table-cell>
          <table:table-cell office:value-type="string" table:style-name="ce4">
            <text:p>Editar una prioridad</text:p>
          </table:table-cell>
          <table:table-cell office:value-type="string" table:style-name="ce4">
            <text:p>Login como Administrador y Operador</text:p>
          </table:table-cell>
          <table:table-cell office:value-type="string" table:style-name="ce4">
            <text:p>Prioridades</text:p>
          </table:table-cell>
          <table:table-cell table:style-name="ce4"/>
          <table:table-cell office:value-type="string" table:style-name="ce4">
            <text:p><text:span text:style-name="T3">Como administrador y operador ir<text:s/></text:span><text:span text:style-name="T8">Prioridades</text:span><text:span text:style-name="T3"><text:s/></text:span><text:span text:style-name="T5">→<text:s/></text:span><text:span text:style-name="T8">Click Icono de “lapiz” Editar</text:span><text:span text:style-name="T5">→<text:s/></text:span><text:span text:style-name="T3">Editar Prioridad</text:span><text:span text:style-name="T10">-</text:span><text:span text:style-name="T6"><text:s/></text:span><text:span text:style-name="T3">Editar los campos que desee(Color, Nombre, Descripción y Letra)</text:span><text:span text:style-name="T5">→<text:s/></text:span><text:span text:style-name="T8">Click en Guardar</text:span></text:p>
          </table:table-cell>
          <table:table-cell office:value-type="string" table:style-name="ce4">
            <text:p><text:span text:style-name="T8">Redireccionamiento<text:s/></text:span><text:span text:style-name="T5">→<text:s/></text:span><text:span text:style-name="T9">Mensaje</text:span>: “La prioridad ‘Nombre ‘ modificada!”</text:p>
          </table:table-cell>
          <table:table-cell table:number-columns-repeated="1016" table:style-name="ce4"/>
          <table:table-cell table:number-columns-repeated="15360"/>
        </table:table-row>
        <table:table-row table:style-name="ro13">
          <table:table-cell office:value-type="float" office:value="3" table:style-name="ce4">
            <text:p>3</text:p>
          </table:table-cell>
          <table:table-cell office:value-type="string" table:style-name="ce9">
            <text:p>Administrador y Operador</text:p>
          </table:table-cell>
          <table:table-cell office:value-type="string" table:style-name="ce4">
            <text:p>Verificar</text:p>
          </table:table-cell>
          <table:table-cell office:value-type="string" table:style-name="ce4">
            <text:p>Login como Administrador y Operador</text:p>
          </table:table-cell>
          <table:table-cell office:value-type="string" table:style-name="ce4">
            <text:p>Secciones</text:p>
          </table:table-cell>
          <table:table-cell table:style-name="ce4"/>
          <table:table-cell office:value-type="string" table:style-name="ce4">
            <text:p><text:span text:style-name="T3">Como Administrador y operador ir a<text:s/></text:span><text:span text:style-name="T8">Secciones</text:span><text:span text:style-name="T5">→<text:s/></text:span><text:span text:style-name="T3">En la columna Activa</text:span><text:span text:style-name="T5">→<text:s/></text:span>Verifique que la sesiones tenga una “<text:span text:style-name="T9">tilde de OK</text:span>”</text:p>
          </table:table-cell>
          <table:table-cell office:value-type="string" table:style-name="ce4">
            <text:p><text:span text:style-name="T3">Que todas estén con la “</text:span><text:span text:style-name="T8">tilde de OK</text:span><text:span text:style-name="T3">”</text:span></text:p>
          </table:table-cell>
          <table:table-cell table:number-columns-repeated="1016" table:style-name="ce4"/>
          <table:table-cell table:number-columns-repeated="15360"/>
        </table:table-row>
        <table:table-row table:style-name="ro14">
          <table:table-cell office:value-type="float" office:value="4" table:style-name="ce6">
            <text:p>4</text:p>
          </table:table-cell>
          <table:table-cell office:value-type="string" table:style-name="ce7">
            <text:p>Administrador y Operador</text:p>
          </table:table-cell>
          <table:table-cell office:value-type="string" table:style-name="ce6">
            <text:p>Verificar</text:p>
          </table:table-cell>
          <table:table-cell office:value-type="string" table:style-name="ce6">
            <text:p>Login como Administrador y Operador</text:p>
          </table:table-cell>
          <table:table-cell office:value-type="string" table:style-name="ce6">
            <text:p>Trámites</text:p>
          </table:table-cell>
          <table:table-cell table:style-name="ce6"/>
          <table:table-cell office:value-type="string" table:style-name="ce6">
            <text:p><text:span text:style-name="T3">Como Administrador y operador ir a<text:s/></text:span><text:span text:style-name="T8">Trámites</text:span><text:span text:style-name="T5">→<text:s/></text:span><text:span text:style-name="T6">Revisar las columnas (Nombre del tramite, Secciones, Secciones requeridas, Carácter, Acciones)</text:span></text:p>
          </table:table-cell>
          <table:table-cell office:value-type="string" table:style-name="ce7">
            <text:p>Verificar</text:p>
          </table:table-cell>
          <table:table-cell table:number-columns-repeated="5" table:style-name="ce6"/>
          <table:table-cell table:number-columns-repeated="16371"/>
        </table:table-row>
        <table:table-row table:style-name="ro15">
          <table:table-cell office:value-type="float" office:value="5" table:style-name="ce4">
            <text:p>5</text:p>
          </table:table-cell>
          <table:table-cell office:value-type="string" table:style-name="ce9">
            <text:p>Administrador y Operador</text:p>
          </table:table-cell>
          <table:table-cell office:value-type="string" table:style-name="ce4">
            <text:p>Agregar un box</text:p>
          </table:table-cell>
          <table:table-cell office:value-type="string" table:style-name="ce4">
            <text:p>Login como Administrador y Operador</text:p>
          </table:table-cell>
          <table:table-cell office:value-type="string" table:style-name="ce4">
            <text:p>Boxes</text:p>
          </table:table-cell>
          <table:table-cell table:style-name="ce4"/>
          <table:table-cell office:value-type="string" table:style-name="ce4">
            <text:p><text:span text:style-name="T3">Como administrador y operador ir<text:s/></text:span><text:span text:style-name="T8">Boxes</text:span><text:span text:style-name="T5">→<text:s/></text:span><text:span text:style-name="T8">Click en Agregar Box</text:span><text:span text:style-name="T5">→<text:s/></text:span><text:span text:style-name="T3">Completar los campos Nombre, Se visualizará , Secciones y Display</text:span><text:span text:style-name="T5">→<text:s/></text:span><text:span text:style-name="T9">Click en Guardar</text:span></text:p>
          </table:table-cell>
          <table:table-cell office:value-type="string" table:style-name="ce4">
            <text:p><text:span text:style-name="T8">Redireccionamiento</text:span><text:span text:style-name="T5">→<text:s/></text:span><text:span text:style-name="T9">Mensaje:</text:span><text:s/>“Box ‘nombre’ agregado!”</text:p>
          </table:table-cell>
          <table:table-cell table:number-columns-repeated="1016" table:style-name="ce4"/>
          <table:table-cell table:number-columns-repeated="15360"/>
        </table:table-row>
        <table:table-row table:style-name="ro16">
          <table:table-cell office:value-type="float" office:value="6" table:style-name="ce4">
            <text:p>6</text:p>
          </table:table-cell>
          <table:table-cell office:value-type="string" table:style-name="ce9">
            <text:p>Administrador y Operador</text:p>
          </table:table-cell>
          <table:table-cell office:value-type="string" table:style-name="ce4">
            <text:p>Editar un box</text:p>
          </table:table-cell>
          <table:table-cell office:value-type="string" table:style-name="ce4">
            <text:p>Esta tarea debe realizarse después de la tarea 5</text:p>
          </table:table-cell>
          <table:table-cell office:value-type="string" table:style-name="ce4">
            <text:p>Boxes</text:p>
          </table:table-cell>
          <table:table-cell office:value-type="string" table:style-name="ce4">
            <text:p>Debe existir el box</text:p>
          </table:table-cell>
          <table:table-cell office:value-type="string" table:style-name="ce4">
            <text:p><text:span text:style-name="T3">Como administrador y operador ir<text:s/></text:span><text:span text:style-name="T5">→<text:s/></text:span><text:span text:style-name="T3">Boxes</text:span><text:span text:style-name="T8"><text:s/></text:span><text:span text:style-name="T5">→<text:s/></text:span><text:span text:style-name="T3">En la columna de<text:s/></text:span><text:span text:style-name="T8">Acciones<text:s/></text:span><text:span text:style-name="T3">elegir la fila del Box a eliminar y hacer<text:s/></text:span><text:span text:style-name="T8">Click Icono de “lapiz” Editar</text:span><text:span text:style-name="T5">→<text:s/></text:span><text:span text:style-name="T6">Editar Box</text:span><text:span text:style-name="T5">→<text:s/></text:span><text:span text:style-name="T2">Modifique</text:span><text:span text:style-name="T6"><text:s/>Nombre de usuario, Nombre, Se visualizara, Secciones, Display</text:span><text:span text:style-name="T5">→<text:s/></text:span><text:span text:style-name="T2">Click en Guardar</text:span></text:p>
          </table:table-cell>
          <table:table-cell office:value-type="string" table:style-name="ce4">
            <text:p><text:span text:style-name="T8">Redireccionamiento</text:span><text:span text:style-name="T5">→<text:s/></text:span><text:span text:style-name="T9">Mensaje:</text:span><text:s/>“ Box ‘nombre’ modificado!”</text:p>
          </table:table-cell>
          <table:table-cell table:number-columns-repeated="1016" table:style-name="ce4"/>
          <table:table-cell table:number-columns-repeated="15360"/>
        </table:table-row>
        <table:table-row table:style-name="ro17">
          <table:table-cell office:value-type="float" office:value="7" table:style-name="ce4">
            <text:p>7</text:p>
          </table:table-cell>
          <table:table-cell office:value-type="string" table:style-name="ce9">
            <text:p>Administrador y Operador</text:p>
          </table:table-cell>
          <table:table-cell office:value-type="string" table:style-name="ce4">
            <text:p>Eliminar un box</text:p>
          </table:table-cell>
          <table:table-cell office:value-type="string" table:style-name="ce4">
            <text:p>Esta tarea debe realizarse después de la tarea 5</text:p>
          </table:table-cell>
          <table:table-cell office:value-type="string" table:style-name="ce4">
            <text:p>Boxes</text:p>
          </table:table-cell>
          <table:table-cell office:value-type="string" table:style-name="ce4">
            <text:p>Debe existir el box</text:p>
          </table:table-cell>
          <table:table-cell office:value-type="string" table:style-name="ce4">
            <text:p><text:span text:style-name="T3">Como administrador y operador ir<text:s/></text:span><text:span text:style-name="T5">→<text:s/></text:span><text:span text:style-name="T8">Usuarios<text:s/></text:span><text:span text:style-name="T5">→<text:s/></text:span><text:span text:style-name="T3">En la columna de<text:s/></text:span><text:span text:style-name="T8">Acciones<text:s/></text:span><text:span text:style-name="T3">elegir la fila del usuario a eliminar y hacer<text:s/></text:span><text:span text:style-name="T8">Click Icono de “x” Remover<text:s/></text:span><text:span text:style-name="T5">→<text:s/></text:span><text:span text:style-name="T3">Cuadro de<text:s/></text:span><text:span text:style-name="T8">Advertencia</text:span><text:span text:style-name="T3"><text:s/>:¿Esta seguro que desea remover el box ‘nombre de box’ ?</text:span><text:span text:style-name="T5">→<text:s/></text:span><text:span text:style-name="T8">Click en Si o No</text:span></text:p>
          </table:table-cell>
          <table:table-cell office:value-type="string" table:style-name="ce4">
            <text:p><text:span text:style-name="T3">Si hace<text:s/></text:span><text:span text:style-name="T8">Click</text:span><text:span text:style-name="T3"><text:s/>en</text:span><text:span text:style-name="T8"><text:s/>NO<text:s/></text:span><text:span text:style-name="T5">→<text:s/></text:span><text:span text:style-name="T3">se va cerrar el cuadro de Advertencia. Si hace</text:span><text:span text:style-name="T8"><text:s/>Click</text:span><text:span text:style-name="T3"><text:s/>en<text:s/></text:span><text:span text:style-name="T8">SI<text:s/></text:span><text:span text:style-name="T5">→<text:s/></text:span><text:span text:style-name="T8">Mensaje :<text:s/></text:span><text:span text:style-name="T3">“El box ‘nombre ’ ha sido removido!”<text:s/></text:span><text:span text:style-name="T9">(No tiene el mensaje lo tienen que agregar)</text:span></text:p>
          </table:table-cell>
          <table:table-cell table:number-columns-repeated="16376"/>
        </table:table-row>
        <table:table-row table:style-name="ro18">
          <table:table-cell office:value-type="float" office:value="8" table:style-name="ce4">
            <text:p>8</text:p>
          </table:table-cell>
          <table:table-cell office:value-type="string" table:style-name="ce9">
            <text:p>Administrador y Operador</text:p>
          </table:table-cell>
          <table:table-cell office:value-type="string" table:style-name="ce4">
            <text:p>Visualizar pantallas</text:p>
          </table:table-cell>
          <table:table-cell office:value-type="string" table:style-name="ce4">
            <text:p>Login como Administrador y Operador</text:p>
          </table:table-cell>
          <table:table-cell office:value-type="string" table:style-name="ce4">
            <text:p>Pantallas</text:p>
          </table:table-cell>
          <table:table-cell table:style-name="ce4"/>
          <table:table-cell office:value-type="string" table:style-name="ce4">
            <text:p><text:span text:style-name="T3">Como administrador y operador ir</text:span><text:span text:style-name="T5">→</text:span><text:span text:style-name="T3"><text:s/></text:span><text:span text:style-name="T8">Pantallas</text:span><text:span text:style-name="T5">→<text:s/></text:span><text:span text:style-name="T3">Columna<text:s/></text:span><text:span text:style-name="T8">Acciones<text:s/></text:span><text:span text:style-name="T3">elegir la fila</text:span><text:span text:style-name="T8"><text:s/></text:span><text:span text:style-name="T5">→</text:span><text:s/><text:span text:style-name="T9">Click Icono de “Lupa”</text:span></text:p>
          </table:table-cell>
          <table:table-cell office:value-type="string" table:style-name="ce10">
            <text:p><text:span text:style-name="T12">Redireccionamiento</text:span><text:span text:style-name="T5">→</text:span><text:span text:style-name="T3"><text:s/></text:span>Verificar</text:p>
          </table:table-cell>
          <table:table-cell table:number-columns-repeated="16376"/>
        </table:table-row>
        <table:table-row table:number-rows-repeated="4" table:style-name="ro19">
          <table:table-cell table:style-name="ce4"/>
          <table:table-cell table:style-name="ce9"/>
          <table:table-cell table:number-columns-repeated="1022" table:style-name="ce4"/>
          <table:table-cell table:number-columns-repeated="15360"/>
        </table:table-row>
        <table:table-row table:number-rows-repeated="10" table:style-name="ro19">
          <table:table-cell table:style-name="ce4"/>
          <table:table-cell table:style-name="ce11"/>
          <table:table-cell table:number-columns-repeated="1022" table:style-name="ce4"/>
          <table:table-cell table:number-columns-repeated="15360"/>
        </table:table-row>
        <table:table-row table:number-rows-repeated="61" table:style-name="ro19">
          <table:table-cell/>
          <table:table-cell table:style-name="ce11"/>
          <table:table-cell table:number-columns-repeated="16382"/>
        </table:table-row>
        <table:table-row table:number-rows-repeated="1048483" table:style-name="ro2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27</meta:generator>
    <dc:creator>gaston gonzalez</dc:creator>
    <meta:creation-date>2019-03-11T15:16:29Z</meta:creation-date>
    <dc:date>2019-08-31T23:22:15Z</dc:date>
    <meta:editing-cycles>5</meta:editing-cycles>
    <meta:editing-duration>PT39296S</meta:editing-duration>
  </office:meta>
</office:document-meta>
</file>